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4673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9772in"/>
    </style:style>
    <style:style style:name="co4" style:family="table-column">
      <style:table-column-properties fo:break-before="auto" style:column-width="4.128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5.7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Versión</text:p>
          </table:table-cell>
          <table:table-cell office:value-type="string" calcext:value-type="string">
            <text:p>Vulnerabilidad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6391 9.8</text:p>
          </table:table-cell>
          <table:table-cell office:value-type="string" calcext:value-type="string">
            <text:p>Server Information Disclosure</text:p>
          </table:table-cell>
          <table:table-cell office:value-type="string" calcext:value-type="string">
            <text:p><text:a xlink:href="https://vulners.com/cnvd/CNVD-2024-36391" xlink:type="simple">https://vulners.com/cnvd/CNVD-2024-36391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6388 9.8</text:p>
          </table:table-cell>
          <table:table-cell office:value-type="string" calcext:value-type="string">
            <text:p>Vulnerabilidad al ejecutar el servidor</text:p>
          </table:table-cell>
          <table:table-cell office:value-type="string" calcext:value-type="string">
            <text:p><text:a xlink:href="https://vulners.com/cnvd/CNVD-2024-36388" xlink:type="simple">https://vulners.com/cnvd/CNVD-2024-36388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414640 9.8</text:p>
          </table:table-cell>
          <table:table-cell office:value-type="string" calcext:value-type="string">
            <text:p>Buffer overflow</text:p>
          </table:table-cell>
          <table:table-cell office:value-type="string" calcext:value-type="string">
            <text:p><text:a xlink:href="https://vulners.com/cnvd/CNVD-2022-41640" xlink:type="simple">https://vulners.com/cnvd/CNVD-2022-41640</text:a> 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46280 9.8</text:p>
          </table:table-cell>
          <table:table-cell office:value-type="string" calcext:value-type="string">
            <text:p>Buffer overflow</text:p>
          </table:table-cell>
          <table:table-cell office:value-type="string" calcext:value-type="string">
            <text:p><text:a xlink:href="https://vulners.com/cnvd/CNVD-2020-46280" xlink:type="simple">https://vulners.com/cnvd/CNVD-2020-46280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1337DAY-ID-34882 9.8</text:p>
          </table:table-cell>
          <table:table-cell office:value-type="string" calcext:value-type="string">
            <text:p>Request Handling Exploit</text:p>
          </table:table-cell>
          <table:table-cell office:value-type="string" calcext:value-type="string">
            <text:p><text:a xlink:href="https://sploitus.com/exploit?id=1337DAY-ID-34882" xlink:type="simple">https://sploitus.com/exploit?id=1337DAY-ID-34882</text:a></text:p>
          </table:table-cell>
          <table:table-cell table:number-columns-repeated="16378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HTTP</text:p>
          </table:table-cell>
          <table:table-cell table:style-name="ce1" office:value-type="string" calcext:value-type="string">
            <text:p>Apache 2.4.65</text:p>
          </table:table-cell>
          <table:table-cell table:style-name="ce4" office:value-type="string" calcext:value-type="string">
            <text:p>FD2EE3A5-BAEA-5845-BA35-E6889992214F 9.1</text:p>
          </table:table-cell>
          <table:table-cell office:value-type="string" calcext:value-type="string">
            <text:p>Request Forgery</text:p>
          </table:table-cell>
          <table:table-cell table:style-name="ce2" office:value-type="string" calcext:value-type="string">
            <text:p><text:a xlink:href="https://zero.redgem.net/?p=6856" xlink:type="simple">https://zero.redgem.net/?p=6856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table:style-name="ce4" office:value-type="string" calcext:value-type="string">
            <text:p>E606D7F4-5FA2-5907-BE0E-367D6FFECD89 9.1</text:p>
          </table:table-cell>
          <table:table-cell office:value-type="string" calcext:value-type="string">
            <text:p>No information</text:p>
          </table:table-cell>
          <table:table-cell table:style-name="ce2" table:number-columns-repeated="1637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table:style-name="ce4" office:value-type="string" calcext:value-type="string">
            <text:p>D8A19443-2A37-5592-8955-F614504AAF45 9.1</text:p>
          </table:table-cell>
          <table:table-cell office:value-type="string" calcext:value-type="string">
            <text:p>Exploit for Server-Side Request Forgery</text:p>
          </table:table-cell>
          <table:table-cell office:value-type="string" calcext:value-type="string">
            <text:p><text:a xlink:href="https://sploitus.com/exploit?id=D8A19443-2A37-5592-8955-F614504AAF45" xlink:type="simple">https://sploitus.com/exploit?id=D8A19443-2A37-5592-8955-F614504AAF45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5-16610 9.1</text:p>
          </table:table-cell>
          <table:table-cell office:value-type="string" calcext:value-type="string">
            <text:p>Server Access Control Error</text:p>
          </table:table-cell>
          <table:table-cell office:value-type="string" calcext:value-type="string">
            <text:p><text:a xlink:href="https://vulners.com/cnvd/CNVD-2025-16610" xlink:type="simple">https://vulners.com/cnvd/CNVD-2025-16610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6387 9.1</text:p>
          </table:table-cell>
          <table:table-cell office:value-type="string" calcext:value-type="string">
            <text:p>Unspecified Vulnerability</text:p>
          </table:table-cell>
          <table:table-cell office:value-type="string" calcext:value-type="string">
            <text:p><text:a xlink:href="https://vulners.com/cnvd/CNVD-2024-36387" xlink:type="simple">https://vulners.com/cnvd/CNVD-2024-36387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3814 9.1</text:p>
          </table:table-cell>
          <table:table-cell office:value-type="string" calcext:value-type="string">
            <text:p><text:s/>Server Server-Side Request Forgery</text:p>
          </table:table-cell>
          <table:table-cell office:value-type="string" calcext:value-type="string">
            <text:p><text:a xlink:href="https://vulners.com/cnvd/CNVD-2024-33814" xlink:type="simple">https://vulners.com/cnvd/CNVD-2024-33814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table:style-name="ce4" office:value-type="string" calcext:value-type="string">
            <text:p>B5E74010-A082-5ECE-AB37-323A5B33FE7D 9.1</text:p>
          </table:table-cell>
          <table:table-cell office:value-type="string" calcext:value-type="string">
            <text:p>Exploit for Exposure of Resource to Wrong Sphere</text:p>
          </table:table-cell>
          <table:table-cell table:style-name="ce2" office:value-type="string" calcext:value-type="string">
            <text:p><text:a xlink:href="https://sploitus.com/exploit?id=B5E74010-A082-5ECE-AB37-623A5B33FE7D" xlink:type="simple">https://sploitus.com/exploit?id=B5E74010-A082-5ECE-AB37-623A5B33FE7D</text:a></text:p>
          </table:table-cell>
          <table:table-cell table:style-name="ce2"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table:style-name="ce4" office:value-type="string" calcext:value-type="string">
            <text:p>5418A85B-F4B7-5BBD-B106-0800AC961C7A 9.1</text:p>
          </table:table-cell>
          <table:table-cell office:value-type="string" calcext:value-type="string">
            <text:p>Exploit for Improper Encoding or Escaping of Output</text:p>
          </table:table-cell>
          <table:table-cell table:style-name="ce2" office:value-type="string" calcext:value-type="string">
            <text:p><text:a xlink:href="https://vulners.com/githubexploit/5418A85B-F4B7-5BBD-B106-0800AC961C7A" xlink:type="simple">https://vulners.com/githubexploit/5418A85B-F4B7-5BBD-B106-0800AC961C7A</text:a></text:p>
          </table:table-cell>
          <table:table-cell table:style-name="ce2"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3-30860 9.0</text:p>
          </table:table-cell>
          <table:table-cell office:value-type="string" calcext:value-type="string">
            <text:p>Server Http Request Smuggling Vulnerability</text:p>
          </table:table-cell>
          <table:table-cell office:value-type="string" calcext:value-type="string">
            <text:p><text:a xlink:href="https://vulners.com/cnvd/CNVD-2023-30860" xlink:type="simple">https://vulners.com/cnvd/CNVD-2023-30860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table:style-name="ce4" office:value-type="string" calcext:value-type="string">
            <text:p>D6E5CE7-9ED8-5F96-A93E-768E2674DBCB 8.8</text:p>
          </table:table-cell>
          <table:table-cell office:value-type="string" calcext:value-type="string">
            <text:p>No information</text:p>
          </table:table-cell>
          <table:table-cell table:style-name="ce2"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1-102387 8.2</text:p>
          </table:table-cell>
          <table:table-cell office:value-type="string" calcext:value-type="string">
            <text:p>Server Code Issue Vulnerability</text:p>
          </table:table-cell>
          <table:table-cell office:value-type="string" calcext:value-type="string">
            <text:p><text:a xlink:href="https://vulners.com/cnvd/CNVD-2021-102387" xlink:type="simple">https://vulners.com/cnvd/CNVD-2021-102387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EDB-ID:46676 7.8</text:p>
          </table:table-cell>
          <table:table-cell office:value-type="string" calcext:value-type="string">
            <text:p>Local Privilege Escalation</text:p>
          </table:table-cell>
          <table:table-cell office:value-type="string" calcext:value-type="string">
            <text:p><text:a xlink:href="https://vulners.com/exploitdb/EDB-ID:46676" xlink:type="simple">https://vulners.com/exploitdb/EDB-ID:46676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19-08946 7.8</text:p>
          </table:table-cell>
          <table:table-cell office:value-type="string" calcext:value-type="string">
            <text:p>HTTP Server Local Elevation of Privilege</text:p>
          </table:table-cell>
          <table:table-cell office:value-type="string" calcext:value-type="string">
            <text:p><text:a xlink:href="https://vulners.com/cnvd/CNVD-2019-08946" xlink:type="simple">https://vulners.com/cnvd/CNVD-2019-08946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706A08EF-16F2-59B5-B98E-EB8B83215AB1 7.8</text:p>
          </table:table-cell>
          <table:table-cell office:value-type="string" calcext:value-type="string">
            <text:p>No information</text:p>
          </table:table-cell>
          <table:table-cell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5-16613 7.5</text:p>
          </table:table-cell>
          <table:table-cell office:value-type="string" calcext:value-type="string">
            <text:p>Server server-side request forgery vulnerability</text:p>
          </table:table-cell>
          <table:table-cell office:value-type="string" calcext:value-type="string">
            <text:p><text:a xlink:href="https://vulners.com/cnvd/CNVD-2025-16613" xlink:type="simple">https://vulners.com/cnvd/CNVD-2025-16613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HTTP</text:p>
          </table:table-cell>
          <table:table-cell table:style-name="ce1" office:value-type="string" calcext:value-type="string">
            <text:p>Apache 2.4.65</text:p>
          </table:table-cell>
          <table:table-cell office:value-type="string" calcext:value-type="string">
            <text:p>CNVD-2025-16612 7.5</text:p>
          </table:table-cell>
          <table:table-cell office:value-type="string" calcext:value-type="string">
            <text:p>Server Input Validation Error Vulnerability</text:p>
          </table:table-cell>
          <table:table-cell office:value-type="string" calcext:value-type="string">
            <text:p><text:a xlink:href="https://vulners.com/cnvd/CNVD-2025-16612" xlink:type="simple">https://vulners.com/cnvd/CNVD-2025-16612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office:value-type="string" calcext:value-type="string">
            <text:p>CNVD-2025-16609 7.5</text:p>
          </table:table-cell>
          <table:table-cell office:value-type="string" calcext:value-type="string">
            <text:p>Server Server-Side Request Forgery Vulnerability</text:p>
          </table:table-cell>
          <table:table-cell office:value-type="string" calcext:value-type="string">
            <text:p><text:a xlink:href="https://vulners.com/cnvd/CNVD-2025-16609" xlink:type="simple">https://vulners.com/cnvd/CNVD-2025-16609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office:value-type="string" calcext:value-type="string">
            <text:p>CNVD-2025-16608 7.5</text:p>
          </table:table-cell>
          <table:table-cell office:value-type="string" calcext:value-type="string">
            <text:p>Server Denial of Service Vulnerability</text:p>
          </table:table-cell>
          <table:table-cell office:value-type="string" calcext:value-type="string">
            <text:p><text:a xlink:href="https://vulners.com/cnvd/CNVD-2025-16608" xlink:type="simple">https://vulners.com/cnvd/CNVD-2025-16608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5-16603 7.5</text:p>
          </table:table-cell>
          <table:table-cell office:value-type="string" calcext:value-type="string">
            <text:p>Server Denial of Service Vulnerability</text:p>
          </table:table-cell>
          <table:table-cell office:value-type="string" calcext:value-type="string">
            <text:p><text:a xlink:href="https://vulners.com/cnvd/CNVD-2025-16603" xlink:type="simple">https://vulners.com/cnvd/CNVD-2025-16603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6393 7.5</text:p>
          </table:table-cell>
          <table:table-cell office:value-type="string" calcext:value-type="string">
            <text:p>Server Server-Side Request Forgery Vulnerability</text:p>
          </table:table-cell>
          <table:table-cell office:value-type="string" calcext:value-type="string">
            <text:p><text:a xlink:href="https://vulners.com/cnvd/CNVD-2024-36393" xlink:type="simple">https://vulners.com/cnvd/CNVD-2024-36393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6390 7.5</text:p>
          </table:table-cell>
          <table:table-cell office:value-type="string" calcext:value-type="string">
            <text:p>Server Input Validation Error Vulnerability</text:p>
          </table:table-cell>
          <table:table-cell office:value-type="string" calcext:value-type="string">
            <text:p><text:a xlink:href="https://vulners.com/cnvd/CNVD-2024-36390" xlink:type="simple">https://vulners.com/cnvd/CNVD-2024-36390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6389 7.5</text:p>
          </table:table-cell>
          <table:table-cell office:value-type="string" calcext:value-type="string">
            <text:p>Server code issue vulnerability</text:p>
          </table:table-cell>
          <table:table-cell office:value-type="string" calcext:value-type="string">
            <text:p><text:a xlink:href="https://vulners.com/cnvd/CNVD-2024-36389" xlink:type="simple">https://vulners.com/cnvd/CNVD-2024-36389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2-51058 7.5</text:p>
          </table:table-cell>
          <table:table-cell office:value-type="string" calcext:value-type="string">
            <text:p>Vulnerability Lookup</text:p>
          </table:table-cell>
          <table:table-cell office:value-type="string" calcext:value-type="string">
            <text:p><text:a xlink:href="https://vulners.com/cnvd/CNVD-2022-51058" xlink:type="simple">https://vulners.com/cnvd/CNVD-2022-51058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2-13199 7.5</text:p>
          </table:table-cell>
          <table:table-cell office:value-type="string" calcext:value-type="string">
            <text:p>Server Code Issue Vulnerability</text:p>
          </table:table-cell>
          <table:table-cell office:value-type="string" calcext:value-type="string">
            <text:p><text:a xlink:href="https://vulners.com/cnvd/CNVD-2022-13199" xlink:type="simple">https://vulners.com/cnvd/CNVD-2022-13199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2-03205 7.5</text:p>
          </table:table-cell>
          <table:table-cell office:value-type="string" calcext:value-type="string">
            <text:p>Server Denial of Service Vulnerability</text:p>
          </table:table-cell>
          <table:table-cell office:value-type="string" calcext:value-type="string">
            <text:p><text:a xlink:href="https://vulners.com/cnvd/CNVD-2022-03205" xlink:type="simple">https://vulners.com/cnvd/CNVD-2022-03205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0-46281 7.5</text:p>
          </table:table-cell>
          <table:table-cell office:value-type="string" calcext:value-type="string">
            <text:p>Server Environment Issues Vulnerabilities</text:p>
          </table:table-cell>
          <table:table-cell office:value-type="string" calcext:value-type="string">
            <text:p><text:a xlink:href="https://vulners.com/cnvd/CNVD-2020-46281" xlink:type="simple">https://vulners.com/cnvd/CNVD-2020-46281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HTTP</text:p>
          </table:table-cell>
          <table:table-cell table:style-name="ce1" office:value-type="string" calcext:value-type="string">
            <text:p>Apache 2.4.65</text:p>
          </table:table-cell>
          <table:table-cell office:value-type="string" calcext:value-type="string">
            <text:p>CNVD-2020-46279 7.5</text:p>
          </table:table-cell>
          <table:table-cell office:value-type="string" calcext:value-type="string">
            <text:p>Server Environment Issue Vulnerability</text:p>
          </table:table-cell>
          <table:table-cell office:value-type="string" calcext:value-type="string">
            <text:p><text:a xlink:href="https://vulners.com/cnvd/CNVD-2020-46279" xlink:type="simple">https://vulners.com/cnvd/CNVD-2020-46279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office:value-type="string" calcext:value-type="string">
            <text:p>CNVD-2019-08945 7.5</text:p>
          </table:table-cell>
          <table:table-cell office:value-type="string" calcext:value-type="string">
            <text:p>Server Authentication Bypass Vulnerability</text:p>
          </table:table-cell>
          <table:table-cell office:value-type="string" calcext:value-type="string">
            <text:p><text:a xlink:href="https://vulners.com/cnvd/CNVD-2019-08945" xlink:type="simple">https://vulners.com/cnvd/CNVD-2019-08945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office:value-type="string" calcext:value-type="string">
            <text:p>CNVD-2016-12036 7.5</text:p>
          </table:table-cell>
          <table:table-cell office:value-type="string" calcext:value-type="string">
            <text:p>Server Denial of Service Vulnerability</text:p>
          </table:table-cell>
          <table:table-cell office:value-type="string" calcext:value-type="string">
            <text:p><text:a xlink:href="https://vulners.com/cnvd/CNVD-2016-12036" xlink:type="simple">https://vulners.com/cnvd/CNVD-2016-12036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16-04600 7.5</text:p>
          </table:table-cell>
          <table:table-cell office:value-type="string" calcext:value-type="string">
            <text:p>Information Disclosure Vulnerability</text:p>
          </table:table-cell>
          <table:table-cell office:value-type="string" calcext:value-type="string">
            <text:p><text:a xlink:href="https://vulners.com/cnvd/CNVD-2016-04600" xlink:type="simple">https://vulners.com/cnvd/CNVD-2016-04600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DC791CD-A414-5ABE-A897-7CFA3C2D3D29 7.5</text:p>
          </table:table-cell>
          <table:table-cell office:value-type="string" calcext:value-type="string">
            <text:p>Exploit for Server-Side Request Forgery</text:p>
          </table:table-cell>
          <table:table-cell office:value-type="string" calcext:value-type="string">
            <text:p><text:a xlink:href="https://vulners.com/githubexploit/CDC791CD-A414-5ABE-A897-7CFA3C2D3D29" xlink:type="simple">https://vulners.com/githubexploit/CDC791CD-A414-5ABE-A897-7CFA3C2D3D29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A0F268C8-7319-5637-82F7-8DAF72D14629 7.5</text:p>
          </table:table-cell>
          <table:table-cell office:value-type="string" calcext:value-type="string">
            <text:p>Exploit for HTTP Request Smuggling</text:p>
          </table:table-cell>
          <table:table-cell office:value-type="string" calcext:value-type="string">
            <text:p><text:a xlink:href="https://vulners.com/githubexploit/A0F268C8-7319-5637-82F7-8DAF72D14629" xlink:type="simple">https://vulners.com/githubexploit/A0F268C8-7319-5637-82F7-8DAF72D14629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office:value-type="string" calcext:value-type="string">
            <text:p>1337DAY-ID-35422 7.5</text:p>
          </table:table-cell>
          <table:table-cell office:value-type="string" calcext:value-type="string">
            <text:p>Module Concurrent Pool Usage Vulnerability</text:p>
          </table:table-cell>
          <table:table-cell office:value-type="string" calcext:value-type="string">
            <text:p><text:a xlink:href="https://vulners.com/zdt/1337DAY-ID-35422" xlink:type="simple">https://vulners.com/zdt/1337DAY-ID-35422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office:value-type="string" calcext:value-type="string">
            <text:p>EXPLOITPACK:44C5118F831D55FAF4259C41D8BDA0AB 7.2</text:p>
          </table:table-cell>
          <table:table-cell office:value-type="string" calcext:value-type="string">
            <text:p>Local Privilege Escalation</text:p>
          </table:table-cell>
          <table:table-cell office:value-type="string" calcext:value-type="string">
            <text:p><text:a xlink:href="https://vulners.com/exploitpack/EXPLOITPACK:44C5118F831D55FAF4259C41D8BDA0AB" xlink:type="simple">https://vulners.com/exploitpack/EXPLOITPACK:44C5118F831D55FAF4259C41D8BDA0AB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1337DAY-ID-32502 7.2</text:p>
          </table:table-cell>
          <table:table-cell office:value-type="string" calcext:value-type="string">
            <text:p>Local Privilege Escalation Exploit</text:p>
          </table:table-cell>
          <table:table-cell office:value-type="string" calcext:value-type="string">
            <text:p><text:a xlink:href="https://vulners.com/zdt/1337DAY-ID-32502" xlink:type="simple">https://vulners.com/zdt/1337DAY-ID-32502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Apache 2.4.65</text:p>
          </table:table-cell>
          <table:table-cell office:value-type="string" calcext:value-type="string">
            <text:p>CNVD-2024-36394 6.3</text:p>
          </table:table-cell>
          <table:table-cell office:value-type="string" calcext:value-type="string">
            <text:p>Server Response Splitting Vulnerability</text:p>
          </table:table-cell>
          <table:table-cell office:value-type="string" calcext:value-type="string">
            <text:p><text:a xlink:href="https://vulners.com/cnvd/CNVD-2024-36394" xlink:type="simple">https://vulners.com/cnvd/CNVD-2024-36394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0-21904 6.1</text:p>
          </table:table-cell>
          <table:table-cell office:value-type="string" calcext:value-type="string">
            <text:p>Server Input Validation Error Vulnerability</text:p>
          </table:table-cell>
          <table:table-cell office:value-type="string" calcext:value-type="string">
            <text:p><text:a xlink:href="https://vulners.com/cnvd/CNVD-2020-21904" xlink:type="simple">https://vulners.com/cnvd/CNVD-2020-21904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18-20078 5.9</text:p>
          </table:table-cell>
          <table:table-cell office:value-type="string" calcext:value-type="string">
            <text:p>Server Denial of Service Vulnerability</text:p>
          </table:table-cell>
          <table:table-cell office:value-type="string" calcext:value-type="string">
            <text:p><text:a xlink:href="https://vulners.com/cnvd/CNVD-2018-20078" xlink:type="simple">https://vulners.com/cnvd/CNVD-2018-20078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1-44765 5.5</text:p>
          </table:table-cell>
          <table:table-cell office:value-type="string" calcext:value-type="string">
            <text:p>Unspecified Vulnerability</text:p>
          </table:table-cell>
          <table:table-cell office:value-type="string" calcext:value-type="string">
            <text:p><text:a xlink:href="https://vulners.com/cnvd/CNVD-2021-44765" xlink:type="simple">https://vulners.com/cnvd/CNVD-2021-44765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6392 5.4</text:p>
          </table:table-cell>
          <table:table-cell office:value-type="string" calcext:value-type="string">
            <text:p>Server Null Pointer Dereference Vulnerability</text:p>
          </table:table-cell>
          <table:table-cell office:value-type="string" calcext:value-type="string">
            <text:p><text:a xlink:href="https://vulners.com/cnvd/CNVD-2024-36392" xlink:type="simple">https://vulners.com/cnvd/CNVD-2024-36392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4-33815 5.3</text:p>
          </table:table-cell>
          <table:table-cell office:value-type="string" calcext:value-type="string">
            <text:p>Server Information Disclosure Vulnerability</text:p>
          </table:table-cell>
          <table:table-cell office:value-type="string" calcext:value-type="string">
            <text:p><text:a xlink:href="https://vulners.com/cnvd/CNVD-2024-33815" xlink:type="simple">https://vulners.com/cnvd/CNVD-2024-33815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HTTP</text:p>
          </table:table-cell>
          <table:table-cell table:style-name="ce1" office:value-type="string" calcext:value-type="string">
            <text:p>Apache 2.4.65</text:p>
          </table:table-cell>
          <table:table-cell office:value-type="string" calcext:value-type="string">
            <text:p>CNVD-2021-44766 5.3</text:p>
          </table:table-cell>
          <table:table-cell office:value-type="string" calcext:value-type="string">
            <text:p>Unspecified Vulnerability</text:p>
          </table:table-cell>
          <table:table-cell office:value-type="string" calcext:value-type="string">
            <text:p><text:a xlink:href="https://vulners.com/cnvd/CNVD-2021-44766" xlink:type="simple">https://vulners.com/cnvd/CNVD-2021-44766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20-29872 5.3</text:p>
          </table:table-cell>
          <table:table-cell office:value-type="string" calcext:value-type="string">
            <text:p>Server Uninitialized Memory Vulnerability</text:p>
          </table:table-cell>
          <table:table-cell office:value-type="string" calcext:value-type="string">
            <text:p><text:a xlink:href="https://vulners.com/cnvd/CNVD-2020-29872" xlink:type="simple">https://vulners.com/cnvd/CNVD-2020-29872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HTTP</text:p>
          </table:table-cell>
          <table:table-cell table:style-name="ce1" office:value-type="string" calcext:value-type="string">
            <text:p>Apache 2.4.65</text:p>
          </table:table-cell>
          <table:table-cell office:value-type="string" calcext:value-type="string">
            <text:p>CNVD-2019-08941 5.3</text:p>
          </table:table-cell>
          <table:table-cell office:value-type="string" calcext:value-type="string">
            <text:p>Server Remote Vulnerability</text:p>
          </table:table-cell>
          <table:table-cell office:value-type="string" calcext:value-type="string">
            <text:p><text:a xlink:href="https://vulners.com/cnvd/CNVD-2019-08941" xlink:type="simple">https://vulners.com/cnvd/CNVD-2019-08941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CNVD-2019-02938 5.3</text:p>
          </table:table-cell>
          <table:table-cell office:value-type="string" calcext:value-type="string">
            <text:p>Server Denial of Service Vulnerability</text:p>
          </table:table-cell>
          <table:table-cell office:value-type="string" calcext:value-type="string">
            <text:p><text:a xlink:href="https://vulners.com/cnvd/CNVD-2019-02938" xlink:type="simple">https://vulners.com/cnvd/CNVD-2019-02938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HTTP</text:p>
          </table:table-cell>
          <table:table-cell table:style-name="ce1" office:value-type="string" calcext:value-type="string">
            <text:p>Apache 2.4.65</text:p>
          </table:table-cell>
          <table:table-cell office:value-type="string" calcext:value-type="string">
            <text:p>EXPLOITPACK:2666FB0676B4B582D689921651A30355 5.0</text:p>
          </table:table-cell>
          <table:table-cell office:value-type="string" calcext:value-type="string">
            <text:p>Denial of Service</text:p>
          </table:table-cell>
          <table:table-cell office:value-type="string" calcext:value-type="string">
            <text:p><text:a xlink:href="https://vulners.com/exploitpack/EXPLOITPACK:2666FB0676B4B582D689921651A30355" xlink:type="simple">https://vulners.com/exploitpack/EXPLOITPACK:2666FB0676B4B582D689921651A30355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PACKETSTORM:152441 0.0</text:p>
          </table:table-cell>
          <table:table-cell office:value-type="string" calcext:value-type="string">
            <text:p>Local Privilege Escalation</text:p>
          </table:table-cell>
          <table:table-cell office:value-type="string" calcext:value-type="string">
            <text:p><text:a xlink:href="https://vulners.com/packetstorm/PACKETSTORM:152441" xlink:type="simple">https://vulners.com/packetstorm/PACKETSTORM:152441</text:a></text:p>
          </table:table-cell>
          <table:table-cell table:number-columns-repeated="1637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HTTP</text:p>
          </table:table-cell>
          <table:table-cell table:style-name="ce1" office:value-type="string" calcext:value-type="string">
            <text:p>Apache 2.4.65</text:p>
          </table:table-cell>
          <table:table-cell office:value-type="string" calcext:value-type="string">
            <text:p>1337DAY-ID-26497 0.0</text:p>
          </table:table-cell>
          <table:table-cell office:value-type="string" calcext:value-type="string">
            <text:p>Memory Exhaustion Vulnerability</text:p>
          </table:table-cell>
          <table:table-cell office:value-type="string" calcext:value-type="string">
            <text:p><text:a xlink:href="https://vulners.com/zdt/1337DAY-ID-26497" xlink:type="simple">https://vulners.com/zdt/1337DAY-ID-26497</text:a>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pache 2.4.65</text:p>
          </table:table-cell>
          <table:table-cell office:value-type="string" calcext:value-type="string">
            <text:p>EDB-ID:40909</text:p>
          </table:table-cell>
          <table:table-cell office:value-type="string" calcext:value-type="string">
            <text:p>Denial of Service</text:p>
          </table:table-cell>
          <table:table-cell office:value-type="string" calcext:value-type="string">
            <text:p><text:a xlink:href="https://vulners.com/exploitdb/EDB-ID:40909" xlink:type="simple">https://vulners.com/exploitdb/EDB-ID:40909</text:a>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5:48:12.036899284</meta:creation-date>
    <dc:date>2025-10-31T17:00:28.238545708</dc:date>
    <meta:editing-duration>PT1H11M15S</meta:editing-duration>
    <meta:editing-cycles>2</meta:editing-cycles>
    <meta:generator>LibreOffice/7.4.7.2$Linux_X86_64 LibreOffice_project/40$Build-2</meta:generator>
    <meta:document-statistic meta:table-count="1" meta:cell-count="328" meta:object-count="0"/>
  </office:meta>
</office:document-meta>
</file>